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DEVS</text:span></text:h>
      <text:h text:style-name="P2" text:outline-level="2"><text:span text:style-name="Strong_20_Emphasis">PRESENTS</text:span></text:h>
      <text:h text:style-name="P3" text:outline-level="3"><text:span text:style-name="Strong_20_Emphasis">Roadmap for becoming a</text:span></text:h>
      <text:h text:style-name="P1" text:outline-level="1"><text:span text:style-name="Strong_20_Emphasis">Successful IOT ENGINEER</text:span></text:h>
      <text:p text:style-name="Horizontal_20_Line"/>
      <text:h text:style-name="Heading_20_1" text:outline-level="1"><text:span text:style-name="Strong_20_Emphasis">IOT Engineer Roadmap for Beginners</text:span></text:h>
      <text:p text:style-name="Text_20_body">Following is the roadmap to learning IoT skills for a total beginner. It includes FREE learning resources for technical skills (or tool skills).</text:p>
      <text:p text:style-name="Text_20_body">Having development boards like Arduino or ESP32 can definitely make things easier, but it's not a strict requirement. You can still work on many projects using basic components and a bit of creativity.</text:p>
      <text:p text:style-name="Text_20_body"><text:span text:style-name="Strong_20_Emphasis">Total Duration:</text:span> 3 Months (3 hours of study every day)</text:p>
      <text:p text:style-name="Horizontal_20_Line"/>
      <text:h text:style-name="Heading_20_2" text:outline-level="2"><text:span text:style-name="Strong_20_Emphasis">1. C++ Programming</text:span></text:h>
      <text:list text:style-name="L1">
        <text:list-item>
          <text:p text:style-name="P4"><text:span text:style-name="Strong_20_Emphasis">Week 1:</text:span> Learn the basics of C++ (syntax, data types, control structures).</text:p>
        </text:list-item>
        <text:list-item>
          <text:p text:style-name="P4"><text:span text:style-name="Strong_20_Emphasis">Week 2:</text:span> Dive into more advanced topics (OOP, pointers, memory management).</text:p>
        </text:list-item>
      </text:list>
      <text:p text:style-name="Text_20_body"><text:span text:style-name="Strong_20_Emphasis">Resources:</text:span><text:line-break/><text:a xlink:type="simple" xlink:href="https://youtu.be/vLnPwxZdW4Y?si=onzuuJsnS6xrm3YC" text:style-name="Internet_20_link" text:visited-style-name="Visited_20_Internet_20_Link">https://youtu.be/vLnPwxZdW4Y?si=onzuuJsnS6xrm3YC</text:a></text:p>
      <text:p text:style-name="Horizontal_20_Line"/>
      <text:h text:style-name="Heading_20_2" text:outline-level="2"><text:span text:style-name="Strong_20_Emphasis">2. Basics of Electronics</text:span></text:h>
      <text:list text:style-name="L2">
        <text:list-item>
          <text:p text:style-name="P5"><text:span text:style-name="Strong_20_Emphasis">Week 3:</text:span> Study basic electronic components (resistors, capacitors, transistors).</text:p>
        </text:list-item>
        <text:list-item>
          <text:p text:style-name="P5"><text:span text:style-name="Strong_20_Emphasis">Week 4:</text:span> Learn about circuits and how to read circuit diagrams.</text:p>
        </text:list-item>
      </text:list>
      <text:p text:style-name="Text_20_body"><text:span text:style-name="Strong_20_Emphasis">Resources:</text:span><text:line-break/><text:a xlink:type="simple" xlink:href="https://youtube.com/playlist?list=PLWv9VM947MKjuqUVp5m_Edf66SrESHx2&amp;si=GPT_YTHRmdYeLJQj" text:style-name="Internet_20_link" text:visited-style-name="Visited_20_Internet_20_Link">https://youtube.com/playlist?list=PLWv9VM947MKjuqUVp5m_Edf66SrESHx2&amp;si=GPT_YTHRmdYeLJQj</text:a></text:p>
      <text:p text:style-name="Horizontal_20_Line"/>
      <text:h text:style-name="Heading_20_2" text:outline-level="2"><text:soft-page-break/><text:span text:style-name="Strong_20_Emphasis">Month 2: Tools and Software</text:span></text:h>
      <text:h text:style-name="Heading_20_2" text:outline-level="2"><text:span text:style-name="Strong_20_Emphasis">3. Simulation Software (Tinkercad)</text:span></text:h>
      <text:list text:style-name="L3">
        <text:list-item>
          <text:p text:style-name="P6"><text:span text:style-name="Strong_20_Emphasis">Week 5:</text:span> Get familiar with Tinkercad interface and basic functionalities.</text:p>
        </text:list-item>
        <text:list-item>
          <text:p text:style-name="P6"><text:span text:style-name="Strong_20_Emphasis">Week 6:</text:span> Create simple circuits and simulate them.</text:p>
        </text:list-item>
      </text:list>
      <text:p text:style-name="Text_20_body"><text:span text:style-name="Strong_20_Emphasis">Resources:</text:span><text:line-break/>Explore the site and learn<text:line-break/><text:a xlink:type="simple" xlink:href="https://www.tinkercad.com/" text:style-name="Internet_20_link" text:visited-style-name="Visited_20_Internet_20_Link">https://www.tinkercad.com/</text:a></text:p>
      <text:p text:style-name="Horizontal_20_Line"/>
      <text:h text:style-name="Heading_20_2" text:outline-level="2"><text:span text:style-name="Strong_20_Emphasis">4. Python Programming</text:span></text:h>
      <text:list text:style-name="L4">
        <text:list-item>
          <text:p text:style-name="P7"><text:span text:style-name="Strong_20_Emphasis">Week 7:</text:span> Learn the basics of Python (syntax, data types, control structures).</text:p>
        </text:list-item>
        <text:list-item>
          <text:p text:style-name="P7"><text:span text:style-name="Strong_20_Emphasis">Week 8:</text:span> Explore Python libraries relevant to IoT (cvzone, firmata… just have a look).</text:p>
        </text:list-item>
      </text:list>
      <text:p text:style-name="Text_20_body"><text:span text:style-name="Strong_20_Emphasis">Resources:</text:span><text:line-break/><text:a xlink:type="simple" xlink:href="https://youtu.be/kqtD5dpn9C8?si=sCrDtb_9ZuI0Qh_f" text:style-name="Internet_20_link" text:visited-style-name="Visited_20_Internet_20_Link">https://youtu.be/kqtD5dpn9C8?si=sCrDtb_9ZuI0Qh_f</text:a></text:p>
      <text:p text:style-name="Horizontal_20_Line"/>
      <text:h text:style-name="Heading_20_2" text:outline-level="2"><text:span text:style-name="Strong_20_Emphasis">Month 3: Practical Applications</text:span></text:h>
      <text:h text:style-name="Heading_20_2" text:outline-level="2"><text:span text:style-name="Strong_20_Emphasis">5. Overview of Embedded Systems and IoT</text:span></text:h>
      <text:list text:style-name="L5">
        <text:list-item>
          <text:p text:style-name="P8"><text:span text:style-name="Strong_20_Emphasis">Week 9:</text:span> Understand the basics of embedded systems.</text:p>
        </text:list-item>
        <text:list-item>
          <text:p text:style-name="P8"><text:span text:style-name="Strong_20_Emphasis">Week 10:</text:span> Learn about IoT architecture and applications.</text:p>
        </text:list-item>
      </text:list>
      <text:p text:style-name="Text_20_body"><text:span text:style-name="Strong_20_Emphasis">Resources:</text:span><text:line-break/><text:a xlink:type="simple" xlink:href="https://www.embedic.com/technology/details/introduction-to-arduino-embedded-system-2023" text:style-name="Internet_20_link" text:visited-style-name="Visited_20_Internet_20_Link">https://www.embedic.com/technology/details/introduction-to-arduino-embedded-system-2023</text:a></text:p>
      <text:p text:style-name="Horizontal_20_Line"/>
      <text:h text:style-name="Heading_20_2" text:outline-level="2"><text:span text:style-name="Strong_20_Emphasis">6. Sensors and Actuators</text:span></text:h>
      <text:list text:style-name="L6">
        <text:list-item>
          <text:p text:style-name="P9"><text:span text:style-name="Strong_20_Emphasis">Week 11:</text:span> Study different types of sensors (temperature, humidity, motion).</text:p>
        </text:list-item>
        <text:list-item>
          <text:p text:style-name="P9"><text:span text:style-name="Strong_20_Emphasis">Week 12:</text:span> Learn how to interface sensors with microcontrollers.</text:p>
        </text:list-item>
      </text:list>
      <text:p text:style-name="Text_20_body"><text:span text:style-name="Strong_20_Emphasis">Resources:</text:span><text:line-break/><text:a xlink:type="simple" xlink:href="https://youtu.be/DIG6LY84MUU?si=gjC_XIPXiR4B5eC0" text:style-name="Internet_20_link" text:visited-style-name="Visited_20_Internet_20_Link">https://youtu.be/DIG6LY84MUU?si=gjC_XIPXiR4B5eC0</text:a></text:p>
      <text:p text:style-name="Horizontal_20_Line"/>
      <text:h text:style-name="Heading_20_2" text:outline-level="2"><text:soft-page-break/><text:span text:style-name="Strong_20_Emphasis">7. Arduino Basics</text:span></text:h>
      <text:list text:style-name="L7">
        <text:list-item>
          <text:p text:style-name="P10"><text:span text:style-name="Strong_20_Emphasis">Week 13:</text:span> Get started with Arduino IDE and basic programming.</text:p>
        </text:list-item>
        <text:list-item>
          <text:p text:style-name="P10"><text:span text:style-name="Strong_20_Emphasis">Week 14:</text:span> Build simple projects using Arduino (e.g., LED blink, sensor data reading).</text:p>
        </text:list-item>
      </text:list>
      <text:p text:style-name="Text_20_body"><text:span text:style-name="Strong_20_Emphasis">Resources:</text:span><text:line-break/><text:a xlink:type="simple" xlink:href="https://www.linkedin.com/learning/learning-arduino-interfacing-with-analog-devices/integrating-analog-devices-with-arduino" text:style-name="Internet_20_link" text:visited-style-name="Visited_20_Internet_20_Link">https://www.linkedin.com/learning/learning-arduino-interfacing-with-analog-devices/integrating-analog-devices-with-arduino</text:a><text:line-break/><text:a xlink:type="simple" xlink:href="https://www.linkedin.com/learning/learning-arduino-foundations-2/getting-started-with-arduino-22858971" text:style-name="Internet_20_link" text:visited-style-name="Visited_20_Internet_20_Link">https://www.linkedin.com/learning/learning-arduino-foundations-2/getting-started-with-arduino-22858971</text:a></text:p>
      <text:p text:style-name="Horizontal_20_Line"/>
      <text:h text:style-name="Heading_20_2" text:outline-level="2"><text:span text:style-name="Strong_20_Emphasis">8. ESP Boards (ESP8266 / ESP32)</text:span></text:h>
      <text:list text:style-name="L8">
        <text:list-item>
          <text:p text:style-name="P11"><text:span text:style-name="Strong_20_Emphasis">Week 15:</text:span> Learn about ESP boards and their features.</text:p>
        </text:list-item>
        <text:list-item>
          <text:p text:style-name="P11"><text:span text:style-name="Strong_20_Emphasis">Week 16:</text:span> Set up the development environment for ESP boards.</text:p>
        </text:list-item>
        <text:list-item>
          <text:p text:style-name="P11"><text:span text:style-name="Strong_20_Emphasis">Week 17:</text:span> Create IoT projects using ESP boards.</text:p>
        </text:list-item>
      </text:list>
      <text:p text:style-name="Text_20_body"><text:span text:style-name="Strong_20_Emphasis">Resources:</text:span><text:line-break/><text:a xlink:type="simple" xlink:href="https://www.youtube.com/watch?v=aLEKiGNfHZw" text:style-name="Internet_20_link" text:visited-style-name="Visited_20_Internet_20_Link">https://www.youtube.com/watch?v=aLEKiGNfHZw</text:a></text:p>
      <text:p text:style-name="Horizontal_20_Line"/>
      <text:h text:style-name="Heading_20_2" text:outline-level="2"><text:span text:style-name="Strong_20_Emphasis">9. ESP with Blynk</text:span></text:h>
      <text:list text:style-name="L9">
        <text:list-item>
          <text:p text:style-name="P12"><text:span text:style-name="Strong_20_Emphasis">Week 18:</text:span> Learn about Blynk and how to use it with ESP boards.</text:p>
        </text:list-item>
        <text:list-item>
          <text:p text:style-name="P12"><text:span text:style-name="Strong_20_Emphasis">Week 19:</text:span> Create IoT projects using ESP boards and Blynk (e.g., remote monitoring and control).</text:p>
        </text:list-item>
      </text:list>
      <text:p text:style-name="Text_20_body"><text:span text:style-name="Strong_20_Emphasis">Resources:</text:span><text:line-break/><text:a xlink:type="simple" xlink:href="https://blynk.io/" text:style-name="Internet_20_link" text:visited-style-name="Visited_20_Internet_20_Link">https://blynk.io/</text:a></text:p>
      <text:p text:style-name="Horizontal_20_Line"/>
      <text:h text:style-name="Heading_20_2" text:outline-level="2"><text:span text:style-name="Strong_20_Emphasis">10. OpenCV with Python and Arduino</text:span></text:h>
      <text:list text:style-name="L10">
        <text:list-item>
          <text:p text:style-name="P13"><text:span text:style-name="Strong_20_Emphasis">Week 20:</text:span> Learn the basics of OpenCV and how to use it with Python.</text:p>
        </text:list-item>
        <text:list-item>
          <text:p text:style-name="P13"><text:span text:style-name="Strong_20_Emphasis">Week 21:</text:span> Create projects integrating OpenCV with Arduino (e.g., face detection, object tracking).</text:p>
        </text:list-item>
      </text:list>
      <text:p text:style-name="Text_20_body"><text:span text:style-name="Strong_20_Emphasis">Resources:</text:span><text:line-break/><text:a xlink:type="simple" xlink:href="https://youtu.be/mfiRJ1qqTqo?si=tTWqJNSy8Vpxqkq" text:style-name="Internet_20_link" text:visited-style-name="Visited_20_Internet_20_Link">https://youtu.be/mfiRJ1qqTqo?si=tTWqJNSy8Vpxqkq</text:a></text:p>
      <text:p text:style-name="Horizontal_20_Line"/>
      <text:h text:style-name="Heading_20_1" text:outline-level="1"><text:soft-page-break/><text:span text:style-name="Strong_20_Emphasis">Sample Projects for Arduino</text:span></text:h>
      <text:h text:style-name="Heading_20_3" text:outline-level="3"><text:span text:style-name="Strong_20_Emphasis">1. LED Blink</text:span></text:h>
      <text:list text:style-name="L11">
        <text:list-item>
          <text:p text:style-name="P14">This is the "Hello World" of Arduino projects. It involves programming the Arduino to blink an LED on and off at regular intervals.</text:p>
        </text:list-item>
        <text:list-item>
          <text:p text:style-name="P14"><text:span text:style-name="Strong_20_Emphasis">Components:</text:span> Arduino board, LED, resistor, breadboard, jumper wires</text:p>
        </text:list-item>
        <text:list-item>
          <text:p text:style-name="P14"><text:span text:style-name="Strong_20_Emphasis">Skills Learned:</text:span> Basic coding, understanding of digital output</text:p>
        </text:list-item>
      </text:list>
      <text:p text:style-name="Horizontal_20_Line"/>
      <text:h text:style-name="Heading_20_3" text:outline-level="3"><text:span text:style-name="Strong_20_Emphasis">2. Button-Controlled LED</text:span></text:h>
      <text:list text:style-name="L12">
        <text:list-item>
          <text:p text:style-name="P15">Expand on the LED blink project by adding a button to control the LED. The LED will turn on when the button is pressed and off when released.</text:p>
        </text:list-item>
        <text:list-item>
          <text:p text:style-name="P15"><text:span text:style-name="Strong_20_Emphasis">Components:</text:span> Arduino board, LED, resistor, push button, breadboard, jumper wires</text:p>
        </text:list-item>
        <text:list-item>
          <text:p text:style-name="P15"><text:span text:style-name="Strong_20_Emphasis">Skills Learned:</text:span> Reading digital input, debouncing a button</text:p>
        </text:list-item>
      </text:list>
      <text:p text:style-name="Horizontal_20_Line"/>
      <text:h text:style-name="Heading_20_3" text:outline-level="3"><text:span text:style-name="Strong_20_Emphasis">3. Temperature and Humidity Monitor</text:span></text:h>
      <text:list text:style-name="L13">
        <text:list-item>
          <text:p text:style-name="P16">Use a DHT11 sensor to measure temperature and humidity and display the readings on a serial monitor or an LCD screen.</text:p>
        </text:list-item>
        <text:list-item>
          <text:p text:style-name="P16"><text:span text:style-name="Strong_20_Emphasis">Components:</text:span> Arduino board, DHT11 sensor, LCD display (optional), breadboard, jumper wires</text:p>
        </text:list-item>
        <text:list-item>
          <text:p text:style-name="P16"><text:span text:style-name="Strong_20_Emphasis">Skills Learned:</text:span> Using sensors, reading analog input, displaying data</text:p>
        </text:list-item>
      </text:list>
      <text:p text:style-name="Horizontal_20_Line"/>
      <text:h text:style-name="Heading_20_3" text:outline-level="3"><text:span text:style-name="Strong_20_Emphasis">4. Traffic Light Controller</text:span></text:h>
      <text:list text:style-name="L14">
        <text:list-item>
          <text:p text:style-name="P17">Simulate a traffic light system using LEDs of different colors (red, yellow, green) and control their sequence with Arduino.</text:p>
        </text:list-item>
        <text:list-item>
          <text:p text:style-name="P17"><text:span text:style-name="Strong_20_Emphasis">Components:</text:span> Arduino board, red/yellow/green LEDs, resistors, breadboard, jumper wires</text:p>
        </text:list-item>
        <text:list-item>
          <text:p text:style-name="P17"><text:span text:style-name="Strong_20_Emphasis">Skills Learned:</text:span> Timing functions, controlling multiple outputs</text:p>
        </text:list-item>
      </text:list>
      <text:p text:style-name="Horizontal_20_Line"/>
      <text:h text:style-name="Heading_20_3" text:outline-level="3"><text:span text:style-name="Strong_20_Emphasis">5. Servo Motor Control</text:span></text:h>
      <text:list text:style-name="L15">
        <text:list-item>
          <text:p text:style-name="P18">Control the position of a servo motor using a potentiometer. The servo motor will move to different angles based on the potentiometer’s position.</text:p>
        </text:list-item>
        <text:list-item>
          <text:p text:style-name="P18"><text:span text:style-name="Strong_20_Emphasis">Components:</text:span> Arduino board, servo motor, potentiometer, breadboard, jumper wires</text:p>
        </text:list-item>
        <text:list-item>
          <text:p text:style-name="P18"><text:soft-page-break/><text:span text:style-name="Strong_20_Emphasis">Skills Learned:</text:span> PWM (Pulse Width Modulation), reading analog input, controlling actuators</text:p>
        </text:list-item>
      </text:list>
      <text:p text:style-name="Text_20_body"><text:span text:style-name="Strong_20_Emphasis">Resources:</text:span></text:p>
      <text:list text:style-name="L16">
        <text:list-item>
          <text:p text:style-name="P19">Arduino Video 1: <text:a xlink:type="simple" xlink:href="https://youtu.be/BLrHTHUjPuw" text:style-name="Internet_20_link" text:visited-style-name="Visited_20_Internet_20_Link">https://youtu.be/BLrHTHUjPuw</text:a></text:p>
        </text:list-item>
        <text:list-item>
          <text:p text:style-name="P19">Arduino Video 2: <text:a xlink:type="simple" xlink:href="https://youtu.be/zJ-LqeX_fLU" text:style-name="Internet_20_link" text:visited-style-name="Visited_20_Internet_20_Link">https://youtu.be/zJ-LqeX_fLU</text:a></text:p>
        </text:list-item>
        <text:list-item>
          <text:p text:style-name="P19">Arduino Playlist: <text:a xlink:type="simple" xlink:href="https://youtube.com/playlist?list=PL-i2UNsCsk1QRQ8VEKF6R9ZxPWAu6W" text:style-name="Internet_20_link" text:visited-style-name="Visited_20_Internet_20_Link">https://youtube.com/playlist?list=PL-i2UNsCsk1QRQ8VEKF6R9ZxPWAu6W</text:a></text:p>
        </text:list-item>
        <text:list-item>
          <text:p text:style-name="P19">Arduino Video 3: <text:a xlink:type="simple" xlink:href="https://youtu.be/aIUUuLsl_8" text:style-name="Internet_20_link" text:visited-style-name="Visited_20_Internet_20_Link">https://youtu.be/aIUUuLsl_8</text:a></text:p>
        </text:list-item>
        <text:list-item>
          <text:p text:style-name="P19">Arduino Video 4: <text:a xlink:type="simple" xlink:href="https://youtu.be/QO_llz1qpDw" text:style-name="Internet_20_link" text:visited-style-name="Visited_20_Internet_20_Link">https://youtu.be/QO_llz1qpDw</text:a></text:p>
        </text:list-item>
      </text:list>
      <text:p text:style-name="Horizontal_20_Line"/>
      <text:h text:style-name="Heading_20_2" text:outline-level="2"><text:span text:style-name="Strong_20_Emphasis">About Hackathon</text:span></text:h>
      <text:p text:style-name="Text_20_body">An hackathon is a focused event where participants come together to create mobile or web applications within a limited time, typically 24–48 hours. Teams work intensively on ideation, design, development, and presentation of a functional app prototype. It’s a great way for developers to enhance skills, network, and potentially launch new products or startups.</text:p>
      <text:p text:style-name="Horizontal_20_Line"/>
      <text:h text:style-name="Heading_20_2" text:outline-level="2"><text:span text:style-name="Strong_20_Emphasis">Final Note</text:span></text:h>
      <text:p text:style-name="Text_20_body">The Internet of Things (IoT) represents a transformative shift in how we interact with technology, offering unprecedented opportunities for innovation across various sectors. An effective IoT roadmap provides a structured approach to harnessing these opportunities, ensuring that projects are well-planned, scalable, and sustainable.</text:p>
      <text:h text:style-name="Heading_20_3" text:outline-level="3"><text:span text:style-name="Strong_20_Emphasis">ALWAYS REMEMBER</text:span></text:h>
      <text:p text:style-name="Text_20_body"><text:span text:style-name="Strong_20_Emphasis">These tools are just means to execute your ideas. Always focus on enhancing your creativi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06:47:37.223434897</meta:creation-date>
    <dc:date>2026-04-16T06:49:44.197203476</dc:date>
    <meta:editing-duration>PT2M8S</meta:editing-duration>
    <meta:editing-cycles>1</meta:editing-cycles>
    <meta:document-statistic meta:table-count="0" meta:image-count="0" meta:object-count="0" meta:page-count="5" meta:paragraph-count="84" meta:word-count="793" meta:character-count="5728" meta:non-whitespace-character-count="5061"/>
    <meta:generator>LibreOffice/25.8.6.2$Linux_X86_64 LibreOffice_project/580$Build-2</meta:generator>
  </office:meta>
</office:document-meta>
</file>